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MID</text:p>
          </table:table-cell>
          <table:table-cell table:style-name="ce2" office:value-type="string" calcext:value-type="string">
            <text:p>Variable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 source</text:p>
          </table:table-cell>
        </table:table-row>
        <table:table-row table:style-name="ro2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One or more courses of antibiotic prescription in the first year of life</text:p>
          </table:table-cell>
          <table:table-cell table:style-name="ce3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CHILD study (2008-2012)</text:p>
          </table:table-cell>
        </table:table-row>
        <table:table-row table:style-name="ro2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One or more courses of antibiotic prescription by age 5 years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2" office:value-type="string" calcext:value-type="string">
            <text:p>Excluded 95 patients who received antibiotics for respiratory symptoms</text:p>
          </table:table-cell>
          <table:table-cell office:value-type="string" calcext:value-type="string">
            <text:p>CHILD study</text:p>
          </table:table-cell>
        </table:table-row>
        <table:table-row table:style-name="ro3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Prescription rate per 1,000 in the first year of life in 2000 and 2014 for children aged 1-4</text:p>
          </table:table-cell>
          <table:table-cell office:value-type="string" calcext:value-type="string">
            <text:p>1253.8 (1219.3-1288.9), 489.1 (467.6-511.2)</text:p>
          </table:table-cell>
          <table:table-cell/>
          <table:table-cell office:value-type="string" calcext:value-type="string">
            <text:p>BC admin data</text:p>
          </table:table-cell>
        </table:table-row>
        <table:table-row table:style-name="ro4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Mean % of children (aged 1-4 years) exposed to antibiotics in infancy</text:p>
          </table:table-cell>
          <table:table-cell office:value-type="string" calcext:value-type="string">
            <text:p>66.9 (5.2)% in 2000 to 32.1 (2.6)% in 2014</text:p>
          </table:table-cell>
          <table:table-cell/>
          <table:table-cell office:value-type="string" calcext:value-type="string">
            <text:p>BC admin data</text:p>
          </table:table-cell>
        </table:table-row>
        <table:table-row table:style-name="ro4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Proportion of asthma given the number of courses of antibiotic use by age 5 years</text:p>
          </table:table-cell>
          <table:table-cell office:value-type="string" calcext:value-type="string">
            <text:p>0: 114/2182 =&gt; 5.2%; 1: 23/284 =&gt; 8.1%; 2: 5/49 =&gt; 10.2%; 3+: 6/34 =&gt; 17.6%</text:p>
          </table:table-cell>
          <table:table-cell table:style-name="ce2" office:value-type="string" calcext:value-type="string">
            <text:p>Do not know the exact year in which they were diagnosed with asthma</text:p>
          </table:table-cell>
          <table:table-cell office:value-type="string" calcext:value-type="string">
            <text:p>CHILD study</text:p>
          </table:table-cell>
        </table:table-row>
        <table:table-row table:style-name="ro5">
          <table:table-cell table:style-name="ce1" office:value-type="float" office:value="32220282" calcext:value-type="float">
            <text:p>32220282</text:p>
          </table:table-cell>
          <table:table-cell table:style-name="ce2" office:value-type="string" calcext:value-type="string">
            <text:p>Association between antibiotic use in the first year of life and the risk of an asthma diagnosis at age 5 years (aOR)</text:p>
          </table:table-cell>
          <table:table-cell office:value-type="string" calcext:value-type="string">
            <text:p>1.87 [95% CI: 1.05 – 3.33]</text:p>
          </table:table-cell>
          <table:table-cell office:value-type="string" calcext:value-type="string">
            <text:p>many variables</text:p>
          </table:table-cell>
          <table:table-cell office:value-type="string" calcext:value-type="string">
            <text:p>CHILD study</text:p>
          </table:table-cell>
        </table:table-row>
        <table:table-row table:style-name="ro3">
          <table:table-cell office:value-type="float" office:value="33130067" calcext:value-type="float">
            <text:p>33130067</text:p>
          </table:table-cell>
          <table:table-cell table:style-name="ce2" office:value-type="string" calcext:value-type="string">
            <text:p>Number of courses of antibiotic episodes for infants &lt; 24 months from 2009 to 2016 in the US</text:p>
          </table:table-cell>
          <table:table-cell office:value-type="string" calcext:value-type="string">
            <text:p>0: 55%;1: 24%; 2: 12%; 3+:9%</text:p>
          </table:table-cell>
          <table:table-cell table:style-name="ce2" office:value-type="string" calcext:value-type="string">
            <text:p>antibiotic drug is prescribed for patients with chronic diseases</text:p>
          </table:table-cell>
          <table:table-cell office:value-type="string" calcext:value-type="string">
            <text:p>PCORnet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0:52:10.115761608</meta:creation-date>
    <meta:generator>LibreOffice/6.4.6.2$Linux_X86_64 LibreOffice_project/40$Build-2</meta:generator>
    <dc:date>2021-01-14T21:52:36.407104085</dc:date>
    <meta:editing-duration>PT38M4S</meta:editing-duration>
    <meta:editing-cycles>8</meta:editing-cycles>
    <meta:document-statistic meta:table-count="1" meta:cell-count="37" meta:object-count="0"/>
  </office:meta>
</office:document-meta>
</file>